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4.7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4.101cm"/>
    </style:style>
    <style:style style:name="co10" style:family="table-column">
      <style:table-column-properties fo:break-before="auto" style:column-width="0.97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4.995cm"/>
    </style:style>
    <style:style style:name="co13" style:family="table-column">
      <style:table-column-properties fo:break-before="auto" style:column-width="7.317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atalogue_20_Requ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Request" table:style-name="ta1" table:print-ranges="'Catalogue Request'.A2:'Catalogue Request'.AE1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2"/>
        <table:table-column table:style-name="co11" table:default-cell-style-name="ce7"/>
        <table:table-column table:style-name="co12" table:default-cell-style-name="ce31"/>
        <table:table-column table:style-name="co13" table:default-cell-style-name="ce7"/>
        <table:table-column table:style-name="co14" table:default-cell-style-name="ce7"/>
        <table:table-column table:style-name="co11" table:default-cell-style-name="ce7"/>
        <table:table-column table:style-name="co3" table:number-columns-repeated="2" table:default-cell-style-name="ce7"/>
        <table:table-column table:style-name="co15" table:default-cell-style-name="ce7"/>
        <table:table-column table:style-name="co3" table:number-columns-repeated="215" table:default-cell-style-name="ce7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6.699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699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3cm" svg:height="6.699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22cm" svg:height="6.699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5cm" svg:height="2.264cm" svg:x="27.193cm" svg:y="0.054cm" draw:caption-point-x="-27.19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10.852cm" svg:height="5.101cm" svg:x="30.565cm" svg:y="0.054cm" draw:caption-point-x="-30.565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10.853cm" svg:height="5.101cm" svg:x="32.828cm" svg:y="0.054cm" draw:caption-point-x="-32.828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19cm" svg:height="3.464cm" svg:x="37.466cm" svg:y="0.054cm" draw:caption-point-x="-37.466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3cm" svg:height="6.699cm" svg:x="41.276cm" svg:y="0.277cm" draw:caption-point-x="-41.276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729cm" svg:height="6.699cm" svg:x="48.065cm" svg:y="0.277cm" draw:caption-point-x="-48.065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86cm" svg:height="6.699cm" svg:x="53.34cm" svg:y="0.277cm" draw:caption-point-x="-53.34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6.699cm" svg:x="55.991cm" svg:y="0.277cm" draw:caption-point-x="-55.991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17cm" svg:height="6.699cm" svg:x="57.068cm" svg:y="0.277cm" draw:caption-point-x="-57.068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33cm" svg:height="6.699cm" svg:x="61.069cm" svg:y="0.277cm" draw:caption-point-x="-61.069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8.616cm" svg:height="6.699cm" svg:x="74.602cm" svg:y="0.277cm" draw:caption-point-x="-74.602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4.448cm" svg:height="6.699cm" svg:x="88.129cm" svg:y="0.277cm" draw:caption-point-x="-88.129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4.502cm" svg:height="6.699cm" svg:x="90.613cm" svg:y="0.277cm" draw:caption-point-x="-90.613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Request">
              <text:p>CatalogueRequest</text:p>
            </table:table-cell>
            <table:table-cell table:style-name="ce2" office:value-type="string">
              <text:p>Catalogue Request. Details</text:p>
            </table:table-cell>
            <table:table-cell table:style-name="ce10"/>
            <table:table-cell table:style-name="ce10" office:value-type="string">
              <text:p>Catalogue Request</text:p>
            </table:table-cell>
            <table:table-cell table:style-name="ce10" table:number-columns-repeated="10"/>
            <table:table-cell table:style-name="ce20"/>
            <table:table-cell table:style-name="ce10" office:value-type="string">
              <text:p>ABIE</text:p>
            </table:table-cell>
            <table:table-cell table:style-name="ce27" office:value-type="string">
              <text:p>The document used to request a Catalogue</text:p>
            </table:table-cell>
            <table:table-cell table:style-name="ce27"/>
            <table:table-cell table:style-name="ce37"/>
            <table:table-cell table:style-name="ce41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Request. UBL Version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1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atalogue Request. Subset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Subset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Request. Profile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Request. Identifier</text:p>
          </table:table-cell>
          <table:table-cell/>
          <table:table-cell table:style-name="Default" office:value-type="string">
            <text:p>Catalogue Reques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atalogue Request assigned by the Catalogue Managing Party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Request. UUID. Identifier</text:p>
          </table:table-cell>
          <table:table-cell/>
          <table:table-cell office:value-type="string">
            <text:p>Catalogue Request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computer-generated universally unique identifier (UUID) for the catalogue request document instance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Request. Name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quest</text:p>
          </table:table-cell>
          <table:table-cell office:value-type="string">
            <text:p>"winter 2005 collection"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Request. Issue Date. Dat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date assigned by the Catalogue Managing Party at which the Catalogue was requested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Request. Issue Time. Tim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Catalogue Managing Party at which the Catalogue was requested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Request. Note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Catalogue Request. This element may contain notes or any other similar information that is not contained explicitly in another structure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Request. Description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A description of the Catalogue Request</text:p>
          </table:table-cell>
          <table:table-cell office:value-type="string">
            <text:p>"latest computer accessories for laptops"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PricingUpdateRequestIndicator">
            <text:p>PricingUpdateRequestIndicator</text:p>
          </table:table-cell>
          <table:table-cell table:style-name="ce8" office:value-type="string">
            <text:p>Catalogue Request. Pricing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Default" office:value-type="string">
            <text:p>Pricing Update Request</text:p>
          </table:table-cell>
          <table:table-cell/>
          <table:table-cell office:value-type="string">
            <text:p>Indicator</text:p>
          </table:table-cell>
          <table:table-cell table:formula="oooc:=IF([.F13]&lt;&gt;&quot;&quot;;CONCATENATE([.F13];&quot; &quot;;[.G13]);[.G13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Request a pricing update</text:p>
          </table:table-cell>
          <table:table-cell office:value-type="string">
            <text:p>default is true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ItemUpdateRequestIndicator">
            <text:p>ItemUpdateRequestIndicator</text:p>
          </table:table-cell>
          <table:table-cell table:style-name="ce8" office:value-type="string">
            <text:p>Catalogue Request. Item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Default" office:value-type="string">
            <text:p>Item Update Request</text:p>
          </table:table-cell>
          <table:table-cell/>
          <table:table-cell office:value-type="string">
            <text:p>Indicator</text:p>
          </table:table-cell>
          <table:table-cell table:formula="oooc:=IF([.F14]&lt;&gt;&quot;&quot;;CONCATENATE([.F14];&quot; &quot;;[.G14]);[.G14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Request an update of the item specifications</text:p>
          </table:table-cell>
          <table:table-cell office:value-type="string">
            <text:p>default is true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Request. Line Count. Numeric</text:p>
          </table:table-cell>
          <table:table-cell/>
          <table:table-cell office:value-type="string">
            <text:p>Catalogue Request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5]&lt;&gt;&quot;&quot;;CONCATENATE([.F15];&quot; &quot;;[.G15]);[.G15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Request. Validity_ Period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3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Request. Receiver_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Catalogue Receiver Party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Request. Provider_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Catalogue Provider Party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Request. Seller_ Supplier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The Seller Party responsible for the contract to which the Catalogue relates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Request. Contractor_ Customer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The Customer Party responsible for the contract to which the Catalogue relates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RequestedCatalogueReference">
            <text:p>RequestedCatalogueReference</text:p>
          </table:table-cell>
          <table:table-cell table:style-name="ce4" office:value-type="string">
            <text:p>Catalogue Request. Requested_ Catalogue Referenc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5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a specific Catalogue; used if the Catalogue Request is for an update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Request. Referenced_ Contract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3" office:value-type="string">
            <text:p>An association to a framework agreement or contract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Request. Trading Terms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3]" office:value-type="string" office:string-value="Trading Terms">
            <text:p>Trading Terms</text:p>
          </table:table-cell>
          <table:table-cell table:style-name="ce4" table:formula="oooc:=[.M23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rading terms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DocumentReference">
            <text:p>DocumentReference</text:p>
          </table:table-cell>
          <table:table-cell table:style-name="ce4" office:value-type="string">
            <text:p>Catalogue Request. Document Referenc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Document Referenc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other documents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pplicableTerritoryAddress">
            <text:p>ApplicableTerritoryAddress</text:p>
          </table:table-cell>
          <table:table-cell table:style-name="ce4" office:value-type="string">
            <text:p>Catalogue Request. Applicable Territory_ Address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Applicable Territory</text:p>
          </table:table-cell>
          <table:table-cell table:style-name="ce12"/>
          <table:table-cell table:style-name="ce12"/>
          <table:table-cell table:style-name="ce4" table:formula="oooc:=[.M25]" office:value-type="string" office:string-value="Address">
            <text:p>Address</text:p>
          </table:table-cell>
          <table:table-cell table:style-name="ce4" table:formula="oooc:=[.M25]" office:value-type="string" office:string-value="Address">
            <text:p>Addres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Address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he terrritory (regions, country, city, etc) to which the requested Catalogue will apply. <text:s/>Expressed as an Address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9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questedLanguage">
            <text:p>RequestedLanguage</text:p>
          </table:table-cell>
          <table:table-cell table:style-name="ce4" office:value-type="string">
            <text:p>Catalogue Request. Requested_ Languag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The language in which the Catalogue is requested to be provided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questedClassificationScheme">
            <text:p>RequestedClassificationScheme</text:p>
          </table:table-cell>
          <table:table-cell table:style-name="ce4" office:value-type="string">
            <text:p>Catalogue Request. Requested_ Classification Schem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lassification Schem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classification categories for the Catalogue requested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atalogueRequestLine">
            <text:p>CatalogueRequestLine</text:p>
          </table:table-cell>
          <table:table-cell table:style-name="ce4" office:value-type="string">
            <text:p>Catalogue Request. Requested Catalogue Lin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quest Lin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specific Catalogue Lines for the catalogue requested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4"/>
          <table:table-cell table:style-name="ce40"/>
          <table:table-cell table:style-name="ce46"/>
          <table:table-cell table:style-name="ce6" table:number-columns-repeated="10"/>
          <table:table-cell table:number-columns-repeated="224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40"/>
          <table:table-cell table:style-name="ce35"/>
          <table:table-cell table:style-name="ce6" table:number-columns-repeated="11"/>
          <table:table-cell table:number-columns-repeated="225"/>
        </table:table-row>
        <table:table-row table:style-name="ro3" table:number-rows-repeated="6545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Request'.$A$1" table:cell-range-address="$'Catalogue Request'.$A$1:.$IV$1"/>
        <table:named-expression table:name="BuiltIn_AutoFilter___1" table:base-cell-address="$'Catalogue Request'.$A$1" table:expression="&quot;$Invoice.$#REF!$#REF!:$#REF!$#REF!&quot;"/>
        <table:named-range table:name="Excel_BuiltIn_Print_Titles_1_1" table:base-cell-address="$'Catalogue Request'.$A$1" table:cell-range-address="$'Catalogue Request'.$A$2:.$ID$2"/>
        <table:named-expression table:name="Excel_BuiltIn_Print_Titles_1___0" table:base-cell-address="$'Catalogue Request'.$A$1" table:expression="&quot;$Invoice.$#REF!$#REF!:$#REF!$#REF!&quot;"/>
        <table:named-range table:name="Excel_BuiltIn_Print_Area_1" table:base-cell-address="$'Catalogue Request'.$A$1" table:cell-range-address="$'Catalogue Request'.$A$2:.$AE$16" table:range-usable-as="print-range"/>
        <table:named-range table:name="Excel_BuiltIn_Print_Titles_1" table:base-cell-address="$'Catalogue Request'.$A$1" table:cell-range-address="$'Catalogue Request'.$A$2:.$IV$2" table:range-usable-as="repeat-column repeat-row"/>
      </table:named-expressions>
      <table:database-ranges>
        <table:database-range table:name="Excel_BuiltIn__FilterDatabase_1" table:target-range-address="'Catalogue Request'.A1:'Catalogue Request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Request" style:display-name="PageStyle_Catalogue Reque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1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29:07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01"/>
  </office:meta>
</office:document-meta>
</file>